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09cm" fo:min-width="0.771cm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00ff66" draw:textarea-horizontal-align="justify" draw:textarea-vertical-align="middle" draw:auto-grow-height="false" fo:min-height="0.05cm" fo:min-width="0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ff"/>
      <style:paragraph-properties fo:text-align="center"/>
    </style:style>
    <style:style style:name="P3" style:family="paragraph">
      <loext:graphic-properties draw:fill="solid" draw:fill-color="#00ff66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032cm" svg:x="3.286cm" svg:y="4.93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11.187cm" svg:y="4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4.288cm" svg:y="7.03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12.089cm" svg:y="7.0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254cm" svg:height="0.3cm" svg:x="3.667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3.968cm" svg:y="6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5.269cm" svg:y="6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5.97cm" svg:y="8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4.671cm" svg:y="8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2.372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3.673cm" svg:y="8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2.974cm" svg:y="6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1.575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1.376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4.268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3.469cm" svg:y="5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3cm" svg:x="11.37cm" svg:y="5.35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4.869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12.57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032cm" svg:x="3.287cm" svg:y="11.0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4.289cm" svg:y="13.1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254cm" svg:height="0.3cm" svg:x="3.668cm" svg:y="1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3.969cm" svg:y="12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5.27cm" svg:y="12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3.371cm" svg:y="11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4.372cm" svg:y="1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4.569cm" svg:y="14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3cm" svg:x="5.87cm" svg:y="14.65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254cm" svg:height="0.3cm" svg:x="4.87cm" svg:y="14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032cm" svg:x="12.188cm" svg:y="11.03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13.19cm" svg:y="13.14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254cm" svg:height="0.3cm" svg:x="12.569cm" svg:y="1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2.87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4.171cm" svg:y="1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2.272cm" svg:y="11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3.273cm" svg:y="1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13.47cm" svg:y="1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14.771cm" svg:y="14.65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254cm" svg:height="0.3cm" svg:x="13.771cm" svg:y="1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5.715cm" svg:height="1.673cm" svg:x="1.762cm" svg:y="3.032cm">
          <draw:text-box>
            <text:p>Evaluation on points</text:p>
          </draw:text-box>
        </draw:frame>
        <draw:frame draw:style-name="gr6" draw:text-style-name="P4" draw:layer="layout" svg:width="5.715cm" svg:height="1.673cm" svg:x="10.263cm" svg:y="3.033cm">
          <draw:text-box>
            <text:p>Evaluation on mesh (triangle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8T22:27:28.880966398</meta:creation-date>
    <dc:date>2020-07-29T08:13:52.040419240</dc:date>
    <meta:editing-duration>PT9H36M13S</meta:editing-duration>
    <meta:editing-cycles>1</meta:editing-cycles>
    <meta:document-statistic meta:object-count="41"/>
    <meta:generator>LibreOffice/6.0.7.3$Linux_X86_64 LibreOffice_project/00m0$Build-3</meta:generator>
  </office:meta>
</office:document-meta>
</file>